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TasksBeanDefinitionParserTests.fixedDelay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duledTasksBeanDefinitionParserTests.check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Trigger.nextExecution( TriggerContext trigg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TasksBeanDefinitionParserTests.trigger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Bean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duledTasksBeanDefinitionParserTests.fixedRate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dTasksBeanDefinitionPars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duledTasksBeanDefinitionParserTests.cron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edTasksBeanDefinitionParserTests.chec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